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559cm" svg:stroke-color="#336633" draw:marker-start-width="1.034cm" draw:marker-end-width="1.034cm" draw:fill="solid" draw:fill-color="#669966" draw:opacity="50%" draw:textarea-vertical-align="middle" draw:auto-grow-height="false" fo:min-height="0.749cm" fo:min-width="0.499cm" fo:padding-top="0.4cm" fo:padding-bottom="0.4cm" fo:padding-left="0.525cm" fo:padding-right="0.525cm" draw:shadow="hidden" draw:shadow-opacity="50%"/>
    </style:style>
    <style:style style:name="gr2" style:family="graphic" style:parent-style-name="objectwithoutfill">
      <style:graphic-properties svg:stroke-width="0.559cm" svg:stroke-color="#336633" draw:marker-start-width="1.034cm" draw:marker-end-width="1.034cm" draw:fill="none" draw:textarea-vertical-align="middle" fo:padding-top="0.4cm" fo:padding-bottom="0.4cm" fo:padding-left="0.525cm" fo:padding-right="0.525cm"/>
    </style:style>
    <style:style style:name="gr3" style:family="graphic" style:parent-style-name="objectwithoutfill">
      <style:graphic-properties svg:stroke-width="0.559cm" svg:stroke-color="#336633" draw:marker-start-width="1.037cm" draw:marker-end-width="1.037cm" draw:fill="none" draw:textarea-vertical-align="middle" fo:padding-top="0.403cm" fo:padding-bottom="0.403cm" fo:padding-left="0.528cm" fo:padding-right="0.528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4.478cm" svg:height="11.43cm" svg:x="1.381cm" svg:y="1.38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line draw:style-name="gr2" draw:text-style-name="P1" draw:layer="layout" svg:x1="4.175cm" svg:y1="7.223cm" svg:x2="4.683cm" svg:y2="5.826cm">
          <text:p/>
        </draw:line>
        <draw:line draw:style-name="gr3" draw:text-style-name="P1" draw:layer="layout" svg:x1="5.953cm" svg:y1="8.52cm" svg:x2="11.414cm" svg:y2="8.5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26T15:50:45.830028195</meta:creation-date>
    <dc:date>2014-12-26T16:59:31.448893915</dc:date>
    <meta:editing-duration>PT19S</meta:editing-duration>
    <meta:editing-cycles>1</meta:editing-cycles>
    <meta:generator>LibreOffice/4.1.6.2$Linux_X86_64 LibreOffice_project/410m0$Build-2</meta:generator>
    <meta:document-statistic meta:object-count="3"/>
  </office:meta>
</office:document-meta>
</file>